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1" svg:font-family="'Nimbus Sans'"/>
    <style:font-face style:name="Nimbus Sans" svg:font-family="'Nimbus Sans'" style:font-family-generic="swiss" style:font-pitch="variable"/>
    <style:font-face style:name="Nimbus Sans2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2pt"/>
    </style:style>
    <style:style style:name="co2" style:family="table-column">
      <style:table-column-properties fo:break-before="auto" style:column-width="388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5.7pt"/>
    </style:style>
    <style:style style:name="co5" style:family="table-column">
      <style:table-column-properties fo:break-before="auto" style:column-width="222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7d1d5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7d1d5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Nimbus Sans1" style:font-name-asian="Nimbus Sans1" style:font-name-complex="Nimbus Sans1"/>
    </style:style>
    <style:style style:name="ce11" style:family="table-cell" style:parent-style-name="Default">
      <style:table-cell-properties fo:background-color="#f7d1d5" style:text-align-source="fix" style:repeat-content="false"/>
      <style:paragraph-properties fo:text-align="center" fo:margin-left="0pt"/>
      <style:text-properties style:font-name="Nimbus Sans1" style:font-name-asian="Nimbus Sans1" style:font-name-complex="Nimbus Sans1"/>
    </style:style>
    <style:style style:name="T1" style:family="text">
      <style:text-properties style:font-name="Nimbus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imbus Sans" style:font-name-complex="Nimbus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017" table:default-cell-style-name="Default"/>
        <table:table-row table:style-name="ro1">
          <table:table-cell table:style-name="ce5" office:value-type="string" calcext:value-type="string">
            <text:p>S.No</text:p>
          </table:table-cell>
          <table:table-cell table:style-name="ce5" office:value-type="string" calcext:value-type="string">
            <text:p>Tasks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JM</text:p>
          </table:table-cell>
          <table:table-cell table:style-name="ce5" office:value-type="string" calcext:value-type="string">
            <text:p>KS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Find a way to read the Unique ID for every mote and store in a table for every mote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<text:span text:style-name="T1">Sensor – </text:span>Temperature</text:p>
          </table:table-cell>
          <table:table-cell/>
          <table:table-cell table:style-name="ce6"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<text:span text:style-name="T1">Sensor - </text:span>Servo</text:p>
          </table:table-cell>
          <table:table-cell table:number-columns-repeated="2"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<text:span text:style-name="T1">Sensor – </text:span>Light</text:p>
          </table:table-cell>
          <table:table-cell/>
          <table:table-cell table:style-name="ce4" office:value-type="string" calcext:value-type="string">
            <text:p>♥</text:p>
          </table:table-cell>
          <table:table-cell table:number-columns-repeated="1020"/>
        </table:table-row>
        <table:table-row table:style-name="ro1">
          <table:table-cell table:style-name="ce3" table:formula="of:=ROW()-1" office:value-type="float" office:value="5" calcext:value-type="float">
            <text:p>5</text:p>
          </table:table-cell>
          <table:table-cell table:style-name="ce8" office:value-type="string" calcext:value-type="string">
            <text:p><text:span text:style-name="T1">Sensor – </text:span>Wind</text:p>
          </table:table-cell>
          <table:table-cell table:style-name="ce3"/>
          <table:table-cell table:style-name="ce11" office:value-type="string" calcext:value-type="string">
            <text:p>♥</text:p>
          </table:table-cell>
          <table:table-cell table:style-name="ce8" table:number-columns-repeated="1020"/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<text:span text:style-name="T1">Sensor – </text:span>Joystick</text:p>
          </table:table-cell>
          <table:table-cell/>
          <table:table-cell table:style-name="ce4" office:value-type="string" calcext:value-type="string">
            <text:p>♥</text:p>
          </table:table-cell>
          <table:table-cell table:number-columns-repeated="1020"/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Packet definition</text:p>
          </table:table-cell>
          <table:table-cell table:number-columns-repeated="1022"/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Get absolute time from BS/Gateway</text:p>
          </table:table-cell>
          <table:table-cell table:number-columns-repeated="1022"/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Maintenance Node Function</text:p>
          </table:table-cell>
          <table:table-cell table:number-columns-repeated="1022"/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Maintenance Node Logic</text:p>
          </table:table-cell>
          <table:table-cell table:number-columns-repeated="1022"/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GUI Design</text:p>
          </table:table-cell>
          <table:table-cell table:style-name="Default"/>
          <table:table-cell table:number-columns-repeated="1021"/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Talk about routing protocol</text:p>
          </table:table-cell>
          <table:table-cell table:number-columns-repeated="1022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ce8"/>
          <table:table-cell office:value-type="string" calcext:value-type="string">
            <text:p>Dont have the Sensor</text:p>
          </table:table-cell>
          <table:table-cell table:number-columns-repeated="1017"/>
        </table:table-row>
      </table:table>
      <table:table table:name="Optimisations" table:style-name="ta1"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S.No</text:p>
          </table:table-cell>
          <table:table-cell table:style-name="ce5" office:value-type="string" calcext:value-type="string">
            <text:p>Description</text:p>
          </table:table-cell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stant lookup times for routing table searches using hash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1" svg:font-family="'Nimbus Sans'"/>
    <style:font-face style:name="Nimbus Sans" svg:font-family="'Nimbus Sans'" style:font-family-generic="swiss" style:font-pitch="variable"/>
    <style:font-face style:name="Nimbus Sans2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2" style:language-asian="zh" style:country-asian="CN" style:font-name-complex="Nimbus Sans2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 style:data-style-name="N2" text:time-value="15:22:54.795677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Sukumar</meta:initial-creator>
    <meta:creation-date>2019-06-04T16:51:22.019804562</meta:creation-date>
    <dc:date>2019-06-14T15:24:10.956343186</dc:date>
    <meta:editing-duration>PT1H3M38S</meta:editing-duration>
    <meta:editing-cycles>15</meta:editing-cycles>
    <meta:generator>LibreOffice/6.2.3.2$Linux_X86_64 LibreOffice_project/20$Build-2</meta:generator>
    <dc:creator>Karthik Sukumar</dc:creator>
    <meta:document-statistic meta:table-count="2" meta:cell-count="59" meta:object-count="0"/>
  </office:meta>
</office:document-meta>
</file>